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035cm"/>
      <style:text-properties style:font-name="標楷體" fo:font-size="14pt" style:font-name-asian="標楷體" style:font-size-asian="14pt"/>
    </style:style>
    <style:style style:name="P2" style:family="paragraph" style:parent-style-name="Standard">
      <style:paragraph-properties style:line-height-at-least="0.035cm" fo:text-align="justify" style:justify-single-word="false"/>
      <style:text-properties style:font-name="標楷體" fo:font-size="14pt" style:font-name-asian="標楷體" style:font-size-asian="14pt"/>
    </style:style>
    <style:style style:name="P3" style:family="paragraph" style:parent-style-name="Standard" style:list-style-name="WW8Num1">
      <style:paragraph-properties style:line-height-at-least="0.035cm" fo:text-align="justify" style:justify-single-word="false"/>
      <style:text-properties style:font-name="標楷體" fo:font-size="14pt" style:font-name-asian="標楷體" style:font-size-asian="14pt"/>
    </style:style>
    <style:style style:name="P4" style:family="paragraph" style:parent-style-name="Standard" style:list-style-name="WW8Num1">
      <style:paragraph-properties style:line-height-at-least="0.035cm"/>
      <style:text-properties style:font-name="標楷體" fo:font-size="14pt" style:font-name-asian="標楷體" style:font-size-asian="14pt"/>
    </style:style>
    <style:style style:name="P5" style:family="paragraph" style:parent-style-name="Standard">
      <style:paragraph-properties style:line-height-at-least="0.035cm"/>
      <style:text-properties style:font-name="標楷體" fo:font-size="14pt" style:font-name-asian="標楷體" style:font-size-asian="14pt" style:font-name-complex="標楷體"/>
    </style:style>
    <style:style style:name="P6" style:family="paragraph" style:parent-style-name="Standard">
      <style:text-properties style:font-name="標楷體" fo:font-weight="bold" style:letter-kerning="true" style:font-name-asian="標楷體" style:font-weight-asian="bold" style:font-name-complex="新細明體1" style:font-weight-complex="bold"/>
    </style:style>
    <style:style style:name="P7" style:family="paragraph" style:parent-style-name="Standard">
      <style:paragraph-properties style:line-height-at-least="0.035cm"/>
    </style:style>
    <style:style style:name="P8" style:family="paragraph" style:parent-style-name="Standard">
      <style:paragraph-properties style:line-height-at-least="0.035cm" fo:text-align="justify" style:justify-single-word="false"/>
    </style:style>
    <style:style style:name="P9" style:family="paragraph" style:parent-style-name="Standard" style:list-style-name="WW8Num1">
      <style:paragraph-properties style:line-height-at-least="0.035cm"/>
    </style:style>
    <style:style style:name="P10" style:family="paragraph" style:parent-style-name="Standard" style:list-style-name="WW8Num1">
      <style:paragraph-properties fo:line-height="0.706cm"/>
    </style:style>
    <style:style style:name="P11" style:family="paragraph" style:parent-style-name="Standard" style:list-style-name="WW8Num2"/>
    <style:style style:name="P12" style:family="paragraph" style:parent-style-name="Standard">
      <style:paragraph-properties fo:margin-left="1.272cm" fo:margin-right="0cm" fo:text-align="center" style:justify-single-word="false" fo:text-indent="-1.272cm" style:auto-text-indent="false"/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4.233cm" fo:margin-right="0cm" fo:line-height="0.706cm" fo:text-indent="0.847cm" style:auto-text-indent="false"/>
    </style:style>
    <style:style style:name="P14" style:family="paragraph" style:parent-style-name="Standard">
      <style:paragraph-properties fo:margin-left="0cm" fo:margin-right="0cm" style:line-height-at-least="0.035cm" fo:text-indent="-2.963cm" style:auto-text-indent="false"/>
      <style:text-properties officeooo:paragraph-rsid="0018d0d7"/>
    </style:style>
    <style:style style:name="P15" style:family="paragraph" style:parent-style-name="Standard">
      <style:paragraph-properties fo:margin-left="1.27cm" fo:margin-right="0cm" style:line-height-at-least="0.035cm" fo:text-indent="-3.912cm" style:auto-text-indent="false"/>
      <style:text-properties officeooo:paragraph-rsid="0018d0d7"/>
    </style:style>
    <style:style style:name="P16" style:family="paragraph" style:parent-style-name="Standard">
      <style:paragraph-properties fo:margin-left="0.711cm" fo:margin-right="0cm" style:line-height-at-least="0.035cm" fo:text-indent="0.242cm" style:auto-text-indent="false"/>
    </style:style>
    <style:style style:name="P17" style:family="paragraph" style:parent-style-name="Standard">
      <style:paragraph-properties fo:margin-left="1.875cm" fo:margin-right="0cm" style:line-height-at-least="0.035cm" fo:text-indent="-4.517cm" style:auto-text-indent="false"/>
    </style:style>
    <style:style style:name="P18" style:family="paragraph" style:parent-style-name="Standard">
      <style:paragraph-properties fo:margin-left="1.875cm" fo:margin-right="0cm" style:line-height-at-least="0.035cm" fo:text-indent="-1.766cm" style:auto-text-indent="false"/>
      <style:text-properties style:font-name="標楷體" fo:font-size="13pt" style:font-name-asian="標楷體" style:font-size-asian="13pt" style:font-name-complex="標楷體"/>
    </style:style>
    <style:style style:name="P19" style:family="paragraph" style:parent-style-name="Standard">
      <style:paragraph-properties fo:margin-top="0.318cm" fo:margin-bottom="0cm" loext:contextual-spacing="false" fo:text-align="center" style:justify-single-word="false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name-complex="標楷體" style:font-size-complex="18pt"/>
    </style:style>
    <style:style style:name="P21" style:family="paragraph" style:parent-style-name="Standard">
      <style:paragraph-properties fo:margin-left="1.528cm" fo:margin-right="0cm" style:line-height-at-least="0.035cm" fo:text-indent="-4.17cm" style:auto-text-indent="false"/>
      <style:text-properties style:font-name="標楷體" style:font-name-asian="標楷體" style:font-name-complex="標楷體"/>
    </style:style>
    <style:style style:name="T1" style:family="text">
      <style:text-properties style:font-name="標楷體" fo:font-size="18pt" style:text-underline-style="solid" style:text-underline-width="bold" style:text-underline-color="font-color" fo:font-weight="bold" style:font-name-asian="標楷體" style:font-size-asian="18pt" style:font-weight-asian="bold" style:font-size-complex="18pt" style:font-weight-complex="bold"/>
    </style:style>
    <style:style style:name="T2" style:family="text">
      <style:text-properties style:font-name="標楷體" style:font-name-asian="標楷體" style:font-name-complex="標楷體"/>
    </style:style>
    <style:style style:name="T3" style:family="text">
      <style:text-properties style:font-name="標楷體" style:font-name-asian="標楷體" style:font-name-complex="標楷體"/>
    </style:style>
    <style:style style:name="T4" style:family="text">
      <style:text-properties style:font-name="標楷體" fo:font-size="14pt" style:font-name-asian="標楷體" style:font-size-asian="14pt"/>
    </style:style>
    <style:style style:name="T5" style:family="text">
      <style:text-properties style:font-name="標楷體" fo:font-size="14pt" style:font-name-asian="標楷體" style:font-size-asian="14pt"/>
    </style:style>
    <style:style style:name="T6" style:family="text">
      <style:text-properties style:font-name="標楷體" fo:font-size="14pt" style:font-name-asian="標楷體" style:font-size-asian="14pt" style:font-name-complex="標楷體"/>
    </style:style>
    <style:style style:name="T7" style:family="text">
      <style:text-properties style:font-name="標楷體" fo:font-size="14pt" fo:font-weight="bold" style:font-name-asian="標楷體" style:font-size-asian="14pt" style:font-weight-asian="bold" style:font-name-complex="標楷體" style:font-size-complex="14pt"/>
    </style:style>
    <style:style style:name="T8" style:family="text">
      <style:text-properties style:font-name="標楷體" fo:font-size="14pt" style:font-name-asian="Times New Roman" style:font-size-asian="14pt" style:font-name-complex="標楷體"/>
    </style:style>
    <style:style style:name="T9" style:family="text">
      <style:text-properties style:font-name="標楷體" fo:font-weight="bold" style:letter-kerning="true" style:font-name-asian="標楷體" style:font-weight-asian="bold" style:font-name-complex="新細明體1" style:font-weight-complex="bold"/>
    </style:style>
    <style:style style:name="T10" style:family="text">
      <style:text-properties style:font-name="標楷體" fo:font-size="13pt" style:font-name-asian="標楷體" style:font-size-asian="13pt" style:font-name-complex="標楷體"/>
    </style:style>
    <style:style style:name="T11" style:family="text">
      <style:text-properties style:font-name="標楷體" fo:font-size="13pt" style:font-name-asian="標楷體" style:font-size-asian="13pt" style:font-name-complex="標楷體"/>
    </style:style>
    <style:style style:name="T12" style:family="text">
      <style:text-properties style:font-name-complex="標楷體"/>
    </style:style>
    <style:style style:name="T13" style:family="text">
      <style:text-properties fo:font-size="14pt" style:font-name-asian="標楷體" style:font-size-asian="14pt"/>
    </style:style>
    <style:style style:name="T14" style:family="text">
      <style:text-properties fo:font-size="14pt" style:font-name-asian="Times New Roman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輔仁大學校友資料庫系統</text:p>
      <text:p text:style-name="P12">團體單位索取校友名冊申請書</text:p>
      <text:p text:style-name="P7"><text:span text:style-name="T4">申請單位：</text:span><text:span text:style-name="T4"> <text:s text:c="23"/></text:span><text:span text:style-name="T4">申請日期：</text:span></text:p>
      <text:p text:style-name="P1">申請人： <text:s text:c="25"/>聯絡電話： <text:s/></text:p>
      <text:p text:style-name="P8"><text:span text:style-name="T4">E-mail</text:span><text:span text:style-name="T4">： <text:s text:c="25"/>傳真：</text:span></text:p>
      <text:p text:style-name="P2">申請單位主管簽章： <text:s text:c="36"/></text:p>
      <text:list xml:id="list3209366066" text:style-name="WW8Num1">
        <text:list-item>
          <text:p text:style-name="P9"><text:span text:style-name="T4">索取資料用途</text:span><text:span text:style-name="T4">(</text:span><text:span text:style-name="T4">請詳填或提供文件資料</text:span><text:span text:style-name="T4">)</text:span><text:span text:style-name="T4">：</text:span></text:p>
        </text:list-item>
      </text:list>
      <text:p text:style-name="P1"/>
      <text:p text:style-name="P1"/>
      <text:list xml:id="list143647004607973" text:continue-numbering="true" text:style-name="WW8Num1">
        <text:list-item>
          <text:p text:style-name="P3">索取範圍：</text:p>
        </text:list-item>
      </text:list>
      <text:p text:style-name="P2"/>
      <text:list xml:id="list143645285766149" text:continue-numbering="true" text:style-name="WW8Num1">
        <text:list-item>
          <text:p text:style-name="P4">索取資料內容欄位：</text:p>
        </text:list-item>
      </text:list>
      <text:p text:style-name="P5"><text:s/></text:p>
      <text:list xml:id="list143646732043726" text:continue-numbering="true" text:style-name="WW8Num1">
        <text:list-item>
          <text:p text:style-name="P10"><text:span text:style-name="T4">索取資料格式： <text:s text:c="2"/>1.電子檔： □ </text:span><text:span text:style-name="T4">Excel</text:span><text:span text:style-name="T4">資料檔 <text:s text:c="2"/>□標籤資料</text:span></text:p>
        </text:list-item>
      </text:list>
      <text:p text:style-name="P13"><text:span text:style-name="T4">2.紙 <text:s/>本： □ </text:span><text:span text:style-name="T4">Excel</text:span><text:span text:style-name="T4">書面文字<text:tab/><text:tab/><text:tab/></text:span></text:p>
      <text:p text:style-name="P14"><text:span text:style-name="T6"><text:s text:c="10"/></text:span><text:span text:style-name="T13">==============================================================</text:span><text:span text:style-name="T7">備註： </text:span></text:p>
      <text:list xml:id="list905863766" text:style-name="WW8Num2">
        <text:list-item>
          <text:p text:style-name="P11"><text:span text:style-name="T9">資料只限申請範圍內使用,不可挪作其他用途。</text:span></text:p>
        </text:list-item>
        <text:list-item>
          <text:p text:style-name="P11"><text:span text:style-name="T9">下載資料受教育部電腦處理個人資料保護規範。</text:span></text:p>
        </text:list-item>
        <text:list-item>
          <text:p text:style-name="P11"><text:span text:style-name="T9">下載資料需求請於至少五天前提出申請。</text:span></text:p>
        </text:list-item>
      </text:list>
      <text:p text:style-name="P6"/>
      <text:p text:style-name="P15"><text:span text:style-name="T14"><text:s text:c="10"/></text:span></text:p>
      <text:p text:style-name="P15"><text:span text:style-name="T8"/></text:p>
      <text:p text:style-name="P15"><text:span text:style-name="T8"/></text:p>
      <text:p text:style-name="P15"><text:span text:style-name="T8"><text:s text:c="29"/></text:span><text:span text:style-name="T2">請將以上表格填妥後傳真至輔仁大學公</text:span><text:span text:style-name="T2">共</text:span><text:span text:style-name="T2">事務室，並以電話聯繫業務承辦人：林又春</text:span></text:p>
      <text:p text:style-name="P16"><text:span text:style-name="T2">電話：02-2905-3180 <text:s text:c="3"/>傳真：02-2902-6201 <text:s/></text:span><text:span text:style-name="T2"><text:s/>E-mail</text:span><text:span text:style-name="T2">：</text:span><text:span text:style-name="T2">081238@mail.fju.edu.tw</text:span></text:p>
      <text:p text:style-name="P6"/>
      <text:p text:style-name="P17"><text:span text:style-name="T10"><text:s text:c="10"/></text:span><text:span text:style-name="T10"><text:s/></text:span><text:span text:style-name="T2">公</text:span><text:span text:style-name="T2">共</text:span><text:span text:style-name="T2">事務室</text:span><text:span text:style-name="T10">主任簽核： <text:s text:c="23"/>承辦人：</text:span><text:span text:style-name="T10"> </text:span></text:p>
      <text:p text:style-name="P18"/>
      <text:p text:style-name="P19"><text:span text:style-name="T2">　　　　　　　　　　　完成日期：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標楷體" svg:font-family="標楷體" style:font-family-generic="script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1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1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style:font-name="Wingdings" fo:font-family="Wingdings" style:font-pitch="variable" style:font-charset="x-symbol" fo:font-size="14pt" style:font-name-asian="標楷體" style:font-family-asian="標楷體" style:font-family-generic-asian="script" style:font-size-asian="14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標楷體" fo:font-family="標楷體" style:font-family-generic="script" fo:font-weight="bold" style:letter-kerning="true" style:font-name-asian="標楷體" style:font-family-asian="標楷體" style:font-family-generic-asian="script" style:font-weight-asian="bold" style:font-name-complex="新細明體1" style:font-family-complex="新細明體, PMingLiU" style:font-family-generic-complex="roman" style:font-pitch-complex="variable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預設段落字型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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  <style:text-properties style:font-name="Wingdings"/>
      </text:list-level-style-bullet>
      <text:list-level-style-bullet text:level="2" text:style-name="WW8Num1z0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1z0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1z0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1z0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1z0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1z0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1z0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0.635cm" fo:margin-left="2cm" fo:margin-right="2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校友資料庫系統綜合申請單</dc:title>
    <meta:initial-creator>jeffen</meta:initial-creator>
    <meta:creation-date>2009-03-20T12:11:00</meta:creation-date>
    <dc:date>2018-02-07T14:36:45.105000000</dc:date>
    <meta:print-date>2009-03-05T14:25:00</meta:print-date>
    <meta:editing-cycles>8</meta:editing-cycles>
    <meta:editing-duration>PT7M25S</meta:editing-duration>
    <meta:document-statistic meta:table-count="0" meta:image-count="0" meta:object-count="0" meta:page-count="1" meta:paragraph-count="21" meta:word-count="260" meta:character-count="622" meta:non-whitespace-character-count="387"/>
    <meta:generator>LibreOffice/5.3.7.2$Windows_X86_64 LibreOffice_project/6b8ed514a9f8b44d37a1b96673cbbdd077e24059</meta:generator>
  </office:meta>
</office:document-meta>
</file>